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2778in" svg:stroke-color="#000000" svg:stroke-opacity="100%" draw:stroke-linejoin="miter" svg:stroke-linecap="butt"/>
    </style:style>
    <style:style style:family="paragraph" style:name="a45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2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0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3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1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-0.89583in" svg:y="2.91122in" svg:width="12.44493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-0.73475in" svg:y="2.27576in" svg:width="1.7429in" svg:height="0.63952in">
          <draw:text-box>
            <text:p text:style-name="a361" text:class-names="" text:cond-style-name=""><text:span text:style-name="a360" text:class-names="">C++17</text:span></text:p>
          </draw:text-box>
          <svg:title/>
          <svg:desc/>
        </draw:frame>
        <draw:frame draw:id="id65" draw:style-name="a365" draw:name="Textfeld 20" svg:x="-0.25034in" svg:y="3.06984in" svg:width="0.63671in" svg:height="0.33659in">
          <draw:text-box>
            <text:p text:style-name="a364" text:class-names="" text:cond-style-name=""><text:span text:style-name="a363" text:class-names="">2017</text:span></text:p>
          </draw:text-box>
          <svg:title/>
          <svg:desc/>
        </draw:frame>
        <draw:frame draw:id="id66" draw:style-name="a400" draw:name="Textfeld 24" svg:x="-1.05663in" svg:y="3.65685in" svg:width="2.67746in" svg:height="2.12051in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ld expression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constexpr i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ructured binding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td::string_view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arallel algorithms of the ST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ilesystem library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std::any, std::optional</text:span><text:span text:style-name="a391" text:class-names="">, and <text:s text:c="1"/></text:span><text:span text:style-name="a392" text:class-names="">std::varian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connector draw:type="line" svg:x1="1.53512in" svg:y1="2.16644in" svg:x2="1.53512in" svg:y2="5.6314in" draw:id="id67" draw:style-name="a402" draw:name="Gerade Verbindung 8">
          <svg:title/>
          <svg:desc/>
        </draw:connector>
        <draw:frame draw:id="id68" draw:style-name="a405" draw:name="Textfeld 16" svg:x="5.42299in" svg:y="2.25564in" svg:width="1.7429in" svg:height="0.63952in">
          <draw:text-box>
            <text:p text:style-name="a404" text:class-names="" text:cond-style-name=""><text:span text:style-name="a403" text:class-names="">C++20</text:span></text:p>
          </draw:text-box>
          <svg:title/>
          <svg:desc/>
        </draw:frame>
        <draw:frame draw:id="id69" draw:style-name="a408" draw:name="Textfeld 20" svg:x="5.85875in" svg:y="3.09067in" svg:width="0.63671in" svg:height="0.33659in">
          <draw:text-box>
            <text:p text:style-name="a407" text:class-names="" text:cond-style-name=""><text:span text:style-name="a406" text:class-names="">2020</text:span></text:p>
          </draw:text-box>
          <svg:title/>
          <svg:desc/>
        </draw:frame>
        <draw:frame draw:id="id70" draw:style-name="a429" draw:name="Textfeld 23" svg:x="1.742in" svg:y="3.72495in" svg:width="1.81122in" svg:height="1.41367in">
          <draw:text-box>
            <text:p text:style-name="a410" text:class-names="" text:cond-style-name=""><text:span text:style-name="a409" text:class-names="">The Big Four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oncep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Ranges librar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oroutine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odul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1" draw:style-name="a461" draw:name="Textfeld 23" svg:x="8.51864in" svg:y="3.72781in" svg:width="2.97198in" svg:height="2.25514in">
          <draw:text-box>
            <text:p text:style-name="a431" text:class-names="" text:cond-style-name=""><text:span text:style-name="a430" text:class-names="">Concurrency</text:span></text:p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td::atomic_ref&lt;T&gt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std::atomic&lt;std::shared_ptr&lt;T&gt;&gt;<text:s text:c="1"/></text:span><text:span text:style-name="a439" text:class-names="">and</text:span><text:span text:style-name="a440" text:class-names=""><text:s text:c="1"/>std::atomic&lt;std::weak_ptr&lt;T&gt;&gt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loating point atomic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aiting on atomi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maphores, latches, and barrier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std::jthread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2" draw:style-name="a500" draw:name="Textfeld 23" svg:x="6.16629in" svg:y="3.72517in" svg:width="2.28779in" svg:height="2.76003in">
          <draw:text-box>
            <text:p text:style-name="a463" text:class-names="" text:cond-style-name=""><text:span text:style-name="a462" text:class-names="">Library</text:span></text:p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7" text:class-names="">Calendar<text:s text:c="1"/></text:span><text:span text:style-name="a468" text:class-names="">and time-zone</text:span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std::span<text:s text:c="1"/></text:span><text:span text:style-name="a472" text:class-names="">as a view on a contiguous sequence</text:span></text:p>
              </text:list-item>
            </text:list>
            <text:list text:style-name="a481">
              <text:list-item>
                <text:p text:style-name="a480" text:class-names="" text:cond-style-name=""><text:span text:style-name="a475" text:class-names="">constexpr</text:span><text:span text:style-name="a476" text:class-names=""><text:s text:c="1"/>containers such as<text:s text:c="1"/></text:span><text:span text:style-name="a477" text:class-names="">std::string<text:s text:c="1"/></text:span><text:span text:style-name="a478" text:class-names="">and<text:s text:c="1"/></text:span><text:span text:style-name="a479" text:class-names="">std::vector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Convenience functions for containers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Utility functions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std::format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std::source_location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  <draw:frame draw:id="id73" draw:style-name="a540" draw:name="Textfeld 23" svg:x="3.48396in" svg:y="3.71053in" svg:width="2.49104in" svg:height="2.25514in">
          <draw:text-box>
            <text:p text:style-name="a502" text:class-names="" text:cond-style-name=""><text:span text:style-name="a501" text:class-names="">Core Language</text:span></text:p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Three-way comparison operator</text:span><text:span text:style-name="a507" text:class-names=""><text:s text:c="1"/></text:span><text:span text:style-name="a508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constexpr</text:span><text:span text:style-name="a512" text:class-names=""><text:s text:c="1"/>virtual function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5" text:class-names="">Redefinition of<text:s text:c="1"/></text:span><text:span text:style-name="a516" text:class-names="">volatile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Designated initializers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Various template improvemen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Various lambda improvemen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New attributes</text:span></text:p>
              </text:list-item>
            </text:list>
            <text:list text:style-name="a536">
              <text:list-item>
                <text:p text:style-name="a535" text:class-names="" text:cond-style-name=""><text:span text:style-name="a531" text:class-names="">consteval</text:span><text:span text:style-name="a532" text:class-names=""><text:s text:c="1"/>and<text:s text:c="1"/></text:span><text:span text:style-name="a533" text:class-names="">constinit</text:span><text:span text:style-name="a534" text:class-names=""><text:s text:c="1"/>keyword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0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.10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9.10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.10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9.10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9.10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9.10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9.10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9.10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9.10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9.10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9.10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9.10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10-09T21:15:44Z</dc:date>
    <meta:editing-cycles>3</meta:editing-cycles>
    <meta:editing-duration>PT246S</meta:editing-duration>
    <meta:document-statistic meta:paragraph-count="46" meta:word-count="159"/>
  </office:meta>
</office:document-meta>
</file>